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VMe_NoIndex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gres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,</text:p>
          </table:table-cell>
          <table:table-cell office:value-type="float" office:value="4000.9" calcext:value-type="float">
            <text:p>4000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,</text:p>
          </table:table-cell>
          <table:table-cell office:value-type="float" office:value="4032.8" calcext:value-type="float">
            <text:p>4032.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,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</text:p>
          </table:table-cell>
          <table:table-cell office:value-type="float" office:value="4023.3" calcext:value-type="float">
            <text:p>4023.3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,</text:p>
          </table:table-cell>
          <table:table-cell office:value-type="float" office:value="4033.9" calcext:value-type="float">
            <text:p>4033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,</text:p>
          </table:table-cell>
          <table:table-cell office:value-type="float" office:value="3986" calcext:value-type="float">
            <text:p>3986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,</text:p>
          </table:table-cell>
          <table:table-cell office:value-type="float" office:value="3977.1" calcext:value-type="float">
            <text:p>3977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,</text:p>
          </table:table-cell>
          <table:table-cell office:value-type="float" office:value="3973.1" calcext:value-type="float">
            <text:p>3973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,</text:p>
          </table:table-cell>
          <table:table-cell office:value-type="float" office:value="4032.1" calcext:value-type="float">
            <text:p>4032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,</text:p>
          </table:table-cell>
          <table:table-cell office:value-type="float" office:value="4027.9" calcext:value-type="float">
            <text:p>4027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,</text:p>
          </table:table-cell>
          <table:table-cell office:value-type="float" office:value="3996.1" calcext:value-type="float">
            <text:p>3996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,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,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,</text:p>
          </table:table-cell>
          <table:table-cell office:value-type="float" office:value="4010.9" calcext:value-type="float">
            <text:p>4010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,</text:p>
          </table:table-cell>
          <table:table-cell office:value-type="float" office:value="4047.2" calcext:value-type="float">
            <text:p>4047.2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,</text:p>
          </table:table-cell>
          <table:table-cell office:value-type="float" office:value="4028.8" calcext:value-type="float">
            <text:p>4028.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,</text:p>
          </table:table-cell>
          <table:table-cell office:value-type="float" office:value="4062.1" calcext:value-type="float">
            <text:p>4062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,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,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,</text:p>
          </table:table-cell>
          <table:table-cell office:value-type="float" office:value="4005.9" calcext:value-type="float">
            <text:p>4005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,</text:p>
          </table:table-cell>
          <table:table-cell office:value-type="float" office:value="4001.8" calcext:value-type="float">
            <text:p>4001.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,</text:p>
          </table:table-cell>
          <table:table-cell office:value-type="float" office:value="4004.1" calcext:value-type="float">
            <text:p>4004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,</text:p>
          </table:table-cell>
          <table:table-cell office:value-type="float" office:value="4017.1" calcext:value-type="float">
            <text:p>4017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</text:p>
          </table:table-cell>
          <table:table-cell office:value-type="float" office:value="4047.8" calcext:value-type="float">
            <text:p>4047.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,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,</text:p>
          </table:table-cell>
          <table:table-cell office:value-type="float" office:value="3995.9" calcext:value-type="float">
            <text:p>3995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,</text:p>
          </table:table-cell>
          <table:table-cell office:value-type="float" office:value="4019.3" calcext:value-type="float">
            <text:p>4019.3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,</text:p>
          </table:table-cell>
          <table:table-cell office:value-type="float" office:value="4017.9" calcext:value-type="float">
            <text:p>4017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,</text:p>
          </table:table-cell>
          <table:table-cell office:value-type="float" office:value="4001.1" calcext:value-type="float">
            <text:p>4001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,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,</text:p>
          </table:table-cell>
          <table:table-cell office:value-type="float" office:value="4029.8" calcext:value-type="float">
            <text:p>4029.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,</text:p>
          </table:table-cell>
          <table:table-cell office:value-type="float" office:value="4023.2" calcext:value-type="float">
            <text:p>4023.2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,</text:p>
          </table:table-cell>
          <table:table-cell office:value-type="float" office:value="4008.8" calcext:value-type="float">
            <text:p>4008.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,</text:p>
          </table:table-cell>
          <table:table-cell office:value-type="float" office:value="4022.2" calcext:value-type="float">
            <text:p>4022.2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,</text:p>
          </table:table-cell>
          <table:table-cell office:value-type="float" office:value="4012.7" calcext:value-type="float">
            <text:p>4012.7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,</text:p>
          </table:table-cell>
          <table:table-cell office:value-type="float" office:value="4026.2" calcext:value-type="float">
            <text:p>4026.2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,</text:p>
          </table:table-cell>
          <table:table-cell office:value-type="float" office:value="4001.9" calcext:value-type="float">
            <text:p>4001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,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,</text:p>
          </table:table-cell>
          <table:table-cell office:value-type="float" office:value="4025.8" calcext:value-type="float">
            <text:p>4025.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,</text:p>
          </table:table-cell>
          <table:table-cell office:value-type="float" office:value="4022.1" calcext:value-type="float">
            <text:p>4022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number-columns-repeated="3"/>
          <table:table-cell table:style-name="ce1" table:formula="of:=AVERAGE([.D1:.D40])" office:value-type="float" office:value="4019.92" calcext:value-type="float">
            <text:p>4019.92</text:p>
          </table:table-cell>
          <table:table-cell table:number-columns-repeated="6"/>
        </table:table-row>
      </table:table>
      <table:table table:name="NVMe_BTree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gres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,</text:p>
          </table:table-cell>
          <table:table-cell office:value-type="float" office:value="3899.7" calcext:value-type="float">
            <text:p>3899.7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,</text:p>
          </table:table-cell>
          <table:table-cell office:value-type="float" office:value="3885.2" calcext:value-type="float">
            <text:p>3885.2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,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</text:p>
          </table:table-cell>
          <table:table-cell office:value-type="float" office:value="3855.9" calcext:value-type="float">
            <text:p>3855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,</text:p>
          </table:table-cell>
          <table:table-cell office:value-type="float" office:value="3928.1" calcext:value-type="float">
            <text:p>3928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,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,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,</text:p>
          </table:table-cell>
          <table:table-cell office:value-type="float" office:value="3825.8" calcext:value-type="float">
            <text:p>3825.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,</text:p>
          </table:table-cell>
          <table:table-cell office:value-type="float" office:value="3893.2" calcext:value-type="float">
            <text:p>3893.2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,</text:p>
          </table:table-cell>
          <table:table-cell office:value-type="float" office:value="3879.1" calcext:value-type="float">
            <text:p>3879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,</text:p>
          </table:table-cell>
          <table:table-cell office:value-type="float" office:value="3874" calcext:value-type="float">
            <text:p>3874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,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,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,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,</text:p>
          </table:table-cell>
          <table:table-cell office:value-type="float" office:value="3874" calcext:value-type="float">
            <text:p>3874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,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,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,</text:p>
          </table:table-cell>
          <table:table-cell office:value-type="float" office:value="3871.1" calcext:value-type="float">
            <text:p>3871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,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,</text:p>
          </table:table-cell>
          <table:table-cell office:value-type="float" office:value="3865.9" calcext:value-type="float">
            <text:p>3865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,</text:p>
          </table:table-cell>
          <table:table-cell office:value-type="float" office:value="3858.8" calcext:value-type="float">
            <text:p>3858.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,</text:p>
          </table:table-cell>
          <table:table-cell office:value-type="float" office:value="3846.2" calcext:value-type="float">
            <text:p>3846.2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,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</text:p>
          </table:table-cell>
          <table:table-cell office:value-type="float" office:value="3867.9" calcext:value-type="float">
            <text:p>3867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,</text:p>
          </table:table-cell>
          <table:table-cell office:value-type="float" office:value="3884.9" calcext:value-type="float">
            <text:p>3884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,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,</text:p>
          </table:table-cell>
          <table:table-cell office:value-type="float" office:value="3908" calcext:value-type="float">
            <text:p>390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,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,</text:p>
          </table:table-cell>
          <table:table-cell office:value-type="float" office:value="3915.2" calcext:value-type="float">
            <text:p>3915.2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,</text:p>
          </table:table-cell>
          <table:table-cell office:value-type="float" office:value="3901.1" calcext:value-type="float">
            <text:p>3901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,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,</text:p>
          </table:table-cell>
          <table:table-cell office:value-type="float" office:value="3862.9" calcext:value-type="float">
            <text:p>3862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,</text:p>
          </table:table-cell>
          <table:table-cell office:value-type="float" office:value="3851" calcext:value-type="float">
            <text:p>385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,</text:p>
          </table:table-cell>
          <table:table-cell office:value-type="float" office:value="3851.9" calcext:value-type="float">
            <text:p>3851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,</text:p>
          </table:table-cell>
          <table:table-cell office:value-type="float" office:value="3857.9" calcext:value-type="float">
            <text:p>3857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,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,</text:p>
          </table:table-cell>
          <table:table-cell office:value-type="float" office:value="3838" calcext:value-type="float">
            <text:p>383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,</text:p>
          </table:table-cell>
          <table:table-cell office:value-type="float" office:value="3877.2" calcext:value-type="float">
            <text:p>3877.2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,</text:p>
          </table:table-cell>
          <table:table-cell office:value-type="float" office:value="3890.9" calcext:value-type="float">
            <text:p>3890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,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3880.1725" calcext:value-type="float">
            <text:p>3880.1725</text:p>
          </table:table-cell>
          <table:table-cell table:number-columns-repeated="6"/>
        </table:table-row>
      </table:table>
      <table:table table:name="NVMe_Brin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gres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,</text:p>
          </table:table-cell>
          <table:table-cell office:value-type="float" office:value="3914.9" calcext:value-type="float">
            <text:p>3914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,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,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</text:p>
          </table:table-cell>
          <table:table-cell office:value-type="float" office:value="3914.8" calcext:value-type="float">
            <text:p>3914.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,</text:p>
          </table:table-cell>
          <table:table-cell office:value-type="float" office:value="3963.1" calcext:value-type="float">
            <text:p>3963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,</text:p>
          </table:table-cell>
          <table:table-cell office:value-type="float" office:value="3945.1" calcext:value-type="float">
            <text:p>3945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,</text:p>
          </table:table-cell>
          <table:table-cell office:value-type="float" office:value="3971.9" calcext:value-type="float">
            <text:p>3971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,</text:p>
          </table:table-cell>
          <table:table-cell office:value-type="float" office:value="3937.2" calcext:value-type="float">
            <text:p>3937.2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,</text:p>
          </table:table-cell>
          <table:table-cell office:value-type="float" office:value="3916.8" calcext:value-type="float">
            <text:p>3916.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,</text:p>
          </table:table-cell>
          <table:table-cell office:value-type="float" office:value="3958.1" calcext:value-type="float">
            <text:p>3958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,</text:p>
          </table:table-cell>
          <table:table-cell office:value-type="float" office:value="3917.2" calcext:value-type="float">
            <text:p>3917.2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,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,</text:p>
          </table:table-cell>
          <table:table-cell office:value-type="float" office:value="3933.1" calcext:value-type="float">
            <text:p>3933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,</text:p>
          </table:table-cell>
          <table:table-cell office:value-type="float" office:value="3939.8" calcext:value-type="float">
            <text:p>3939.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,</text:p>
          </table:table-cell>
          <table:table-cell office:value-type="float" office:value="3958" calcext:value-type="float">
            <text:p>395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,</text:p>
          </table:table-cell>
          <table:table-cell office:value-type="float" office:value="3925.1" calcext:value-type="float">
            <text:p>3925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,</text:p>
          </table:table-cell>
          <table:table-cell office:value-type="float" office:value="3958" calcext:value-type="float">
            <text:p>395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,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,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,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,</text:p>
          </table:table-cell>
          <table:table-cell office:value-type="float" office:value="4012.8" calcext:value-type="float">
            <text:p>4012.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,</text:p>
          </table:table-cell>
          <table:table-cell office:value-type="float" office:value="3991.2" calcext:value-type="float">
            <text:p>3991.2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,</text:p>
          </table:table-cell>
          <table:table-cell office:value-type="float" office:value="3944" calcext:value-type="float">
            <text:p>3944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,</text:p>
          </table:table-cell>
          <table:table-cell office:value-type="float" office:value="3948.8" calcext:value-type="float">
            <text:p>3948.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,</text:p>
          </table:table-cell>
          <table:table-cell office:value-type="float" office:value="3978.3" calcext:value-type="float">
            <text:p>3978.3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,</text:p>
          </table:table-cell>
          <table:table-cell office:value-type="float" office:value="3951.7" calcext:value-type="float">
            <text:p>3951.7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,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,</text:p>
          </table:table-cell>
          <table:table-cell office:value-type="float" office:value="3967" calcext:value-type="float">
            <text:p>3967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,</text:p>
          </table:table-cell>
          <table:table-cell office:value-type="float" office:value="3986.1" calcext:value-type="float">
            <text:p>3986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,</text:p>
          </table:table-cell>
          <table:table-cell office:value-type="float" office:value="3958.9" calcext:value-type="float">
            <text:p>3958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,</text:p>
          </table:table-cell>
          <table:table-cell office:value-type="float" office:value="4006.3" calcext:value-type="float">
            <text:p>4006.3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,</text:p>
          </table:table-cell>
          <table:table-cell office:value-type="float" office:value="3929.9" calcext:value-type="float">
            <text:p>3929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,</text:p>
          </table:table-cell>
          <table:table-cell office:value-type="float" office:value="3944" calcext:value-type="float">
            <text:p>3944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,</text:p>
          </table:table-cell>
          <table:table-cell office:value-type="float" office:value="3961.9" calcext:value-type="float">
            <text:p>3961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,</text:p>
          </table:table-cell>
          <table:table-cell office:value-type="float" office:value="3961" calcext:value-type="float">
            <text:p>396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,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number-columns-repeated="3"/>
          <table:table-cell table:formula="of:=AVERAGE([.D1:.D36])" office:value-type="float" office:value="3951.52777777778" calcext:value-type="float">
            <text:p>3951.52777777778</text:p>
          </table:table-cell>
          <table:table-cell table:number-columns-repeated="6"/>
        </table:table-row>
      </table:table>
      <table:table table:name="EBS_NoIndex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gres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,</text:p>
          </table:table-cell>
          <table:table-cell office:value-type="float" office:value="1326.9" calcext:value-type="float">
            <text:p>1326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,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,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,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,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,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,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,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,</text:p>
          </table:table-cell>
          <table:table-cell office:value-type="float" office:value="1315.1" calcext:value-type="float">
            <text:p>1315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,</text:p>
          </table:table-cell>
          <table:table-cell office:value-type="float" office:value="1310.9" calcext:value-type="float">
            <text:p>1310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,</text:p>
          </table:table-cell>
          <table:table-cell office:value-type="float" office:value="1304.1" calcext:value-type="float">
            <text:p>1304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,</text:p>
          </table:table-cell>
          <table:table-cell office:value-type="float" office:value="1257.9" calcext:value-type="float">
            <text:p>1257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,</text:p>
          </table:table-cell>
          <table:table-cell office:value-type="float" office:value="1301.1" calcext:value-type="float">
            <text:p>1301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,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,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,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,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,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,</text:p>
          </table:table-cell>
          <table:table-cell office:value-type="float" office:value="1310.1" calcext:value-type="float">
            <text:p>1310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,</text:p>
          </table:table-cell>
          <table:table-cell office:value-type="float" office:value="1291.9" calcext:value-type="float">
            <text:p>1291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,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,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,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,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,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,</text:p>
          </table:table-cell>
          <table:table-cell office:value-type="float" office:value="1323.1" calcext:value-type="float">
            <text:p>1323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,</text:p>
          </table:table-cell>
          <table:table-cell office:value-type="float" office:value="1322.9" calcext:value-type="float">
            <text:p>1322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,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,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,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,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,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,</text:p>
          </table:table-cell>
          <table:table-cell office:value-type="float" office:value="1330.1" calcext:value-type="float">
            <text:p>1330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,</text:p>
          </table:table-cell>
          <table:table-cell office:value-type="float" office:value="1287.9" calcext:value-type="float">
            <text:p>1287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,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,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,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,</text:p>
          </table:table-cell>
          <table:table-cell office:value-type="float" office:value="1329.1" calcext:value-type="float">
            <text:p>1329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1316.5275" calcext:value-type="float">
            <text:p>1316.5275</text:p>
          </table:table-cell>
          <table:table-cell table:number-columns-repeated="6"/>
        </table:table-row>
      </table:table>
      <table:table table:name="EBS_Btree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gres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,</text:p>
          </table:table-cell>
          <table:table-cell office:value-type="float" office:value="1267.9" calcext:value-type="float">
            <text:p>1267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,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,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,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,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,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,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,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,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,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,</text:p>
          </table:table-cell>
          <table:table-cell office:value-type="float" office:value="1260.1" calcext:value-type="float">
            <text:p>1260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,</text:p>
          </table:table-cell>
          <table:table-cell office:value-type="float" office:value="1245.9" calcext:value-type="float">
            <text:p>1245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,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,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,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,</text:p>
          </table:table-cell>
          <table:table-cell office:value-type="float" office:value="1246.9" calcext:value-type="float">
            <text:p>1246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,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,</text:p>
          </table:table-cell>
          <table:table-cell office:value-type="float" office:value="1276.1" calcext:value-type="float">
            <text:p>1276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,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,</text:p>
          </table:table-cell>
          <table:table-cell office:value-type="float" office:value="1280.9" calcext:value-type="float">
            <text:p>1280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,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,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</text:p>
          </table:table-cell>
          <table:table-cell office:value-type="float" office:value="1161.9" calcext:value-type="float">
            <text:p>1161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,</text:p>
          </table:table-cell>
          <table:table-cell office:value-type="float" office:value="1152.1" calcext:value-type="float">
            <text:p>1152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67" calcext:value-type="float">
            <text:p>0.86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,</text:p>
          </table:table-cell>
          <table:table-cell office:value-type="float" office:value="1147.9" calcext:value-type="float">
            <text:p>1147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,</text:p>
          </table:table-cell>
          <table:table-cell office:value-type="float" office:value="1233.1" calcext:value-type="float">
            <text:p>1233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,</text:p>
          </table:table-cell>
          <table:table-cell office:value-type="float" office:value="1212.9" calcext:value-type="float">
            <text:p>1212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,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,</text:p>
          </table:table-cell>
          <table:table-cell office:value-type="float" office:value="1168.1" calcext:value-type="float">
            <text:p>1168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,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,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,</text:p>
          </table:table-cell>
          <table:table-cell office:value-type="float" office:value="1132.9" calcext:value-type="float">
            <text:p>1132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,</text:p>
          </table:table-cell>
          <table:table-cell office:value-type="float" office:value="1130.1" calcext:value-type="float">
            <text:p>1130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,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,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,</text:p>
          </table:table-cell>
          <table:table-cell office:value-type="float" office:value="1229.9" calcext:value-type="float">
            <text:p>1229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,</text:p>
          </table:table-cell>
          <table:table-cell office:value-type="float" office:value="1274.1" calcext:value-type="float">
            <text:p>1274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,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,</text:p>
          </table:table-cell>
          <table:table-cell office:value-type="float" office:value="1267.9" calcext:value-type="float">
            <text:p>1267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1232.6675" calcext:value-type="float">
            <text:p>1232.6675</text:p>
          </table:table-cell>
          <table:table-cell table:number-columns-repeated="6"/>
        </table:table-row>
      </table:table>
      <table:table table:name="EBS_BRIN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gres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,</text:p>
          </table:table-cell>
          <table:table-cell office:value-type="float" office:value="1228.9" calcext:value-type="float">
            <text:p>1228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,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,</text:p>
          </table:table-cell>
          <table:table-cell office:value-type="float" office:value="1231.1" calcext:value-type="float">
            <text:p>1231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,</text:p>
          </table:table-cell>
          <table:table-cell office:value-type="float" office:value="1309.9" calcext:value-type="float">
            <text:p>1309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,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,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,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,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,</text:p>
          </table:table-cell>
          <table:table-cell office:value-type="float" office:value="1306.1" calcext:value-type="float">
            <text:p>1306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,</text:p>
          </table:table-cell>
          <table:table-cell office:value-type="float" office:value="1294.9" calcext:value-type="float">
            <text:p>1294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,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,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21" calcext:value-type="float">
            <text:p>0.8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,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,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,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,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,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,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,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,</text:p>
          </table:table-cell>
          <table:table-cell office:value-type="float" office:value="1291.9" calcext:value-type="float">
            <text:p>1291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,</text:p>
          </table:table-cell>
          <table:table-cell office:value-type="float" office:value="1265.1" calcext:value-type="float">
            <text:p>1265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,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</text:p>
          </table:table-cell>
          <table:table-cell office:value-type="float" office:value="1252.9" calcext:value-type="float">
            <text:p>1252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,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,</text:p>
          </table:table-cell>
          <table:table-cell office:value-type="float" office:value="1281.1" calcext:value-type="float">
            <text:p>1281.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,</text:p>
          </table:table-cell>
          <table:table-cell office:value-type="float" office:value="1263.9" calcext:value-type="float">
            <text:p>1263.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,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,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,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,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,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,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,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,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,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,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,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,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progres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,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tps,</text:p>
          </table:table-cell>
          <table:table-cell office:value-type="string" calcext:value-type="string">
            <text:p>lat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ddev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1274.72" calcext:value-type="float">
            <text:p>1274.7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3T09:32:12.015375131</meta:creation-date>
    <dc:date>2021-04-03T11:41:04.032893178</dc:date>
    <meta:editing-duration>PT58M11S</meta:editing-duration>
    <meta:editing-cycles>1</meta:editing-cycles>
    <meta:document-statistic meta:table-count="6" meta:cell-count="2366" meta:object-count="0"/>
    <meta:generator>LibreOffice/6.0.7.3$Linux_X86_64 LibreOffice_project/00m0$Build-3</meta:generator>
  </office:meta>
</office:document-meta>
</file>